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0066b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e5c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4afe5" officeooo:paragraph-rsid="0014afe5"/>
    </style:style>
    <style:style style:name="P2" style:family="paragraph" style:parent-style-name="Standard">
      <style:text-properties officeooo:rsid="0014afe5" officeooo:paragraph-rsid="0014afe5"/>
    </style:style>
    <style:style style:name="P3" style:family="paragraph" style:parent-style-name="Standard">
      <style:text-properties fo:font-weight="bold" officeooo:rsid="0016d78e" officeooo:paragraph-rsid="0016d78e" style:font-weight-asian="bold" style:font-weight-complex="bold"/>
    </style:style>
    <style:style style:name="P4" style:family="paragraph" style:parent-style-name="Standard">
      <style:text-properties fo:font-weight="bold" officeooo:rsid="0018722d" officeooo:paragraph-rsid="0018722d" style:font-weight-asian="bold" style:font-weight-complex="bold"/>
    </style:style>
    <style:style style:name="P5" style:family="paragraph" style:parent-style-name="Standard">
      <style:text-properties fo:font-weight="bold" officeooo:rsid="0018e0cb" officeooo:paragraph-rsid="0018e0cb" style:font-weight-asian="bold" style:font-weight-complex="bold"/>
    </style:style>
    <style:style style:name="P6" style:family="paragraph" style:parent-style-name="Standard">
      <style:text-properties fo:font-weight="bold" officeooo:rsid="001b649d" officeooo:paragraph-rsid="001b649d" style:font-weight-asian="bold" style:font-weight-complex="bold"/>
    </style:style>
    <style:style style:name="P7" style:family="paragraph" style:parent-style-name="Standard">
      <style:text-properties fo:font-weight="bold" officeooo:rsid="001b9271" officeooo:paragraph-rsid="001b9271" style:font-weight-asian="bold" style:font-weight-complex="bold"/>
    </style:style>
    <style:style style:name="P8" style:family="paragraph" style:parent-style-name="Standard">
      <style:text-properties fo:font-weight="bold" officeooo:rsid="001c9b48" officeooo:paragraph-rsid="001c9b48" style:font-weight-asian="bold" style:font-weight-complex="bold"/>
    </style:style>
    <style:style style:name="P9" style:family="paragraph" style:parent-style-name="Standard">
      <style:text-properties fo:font-weight="bold" officeooo:rsid="001e8135" officeooo:paragraph-rsid="001e8135" style:font-weight-asian="bold" style:font-weight-complex="bold"/>
    </style:style>
    <style:style style:name="P10" style:family="paragraph" style:parent-style-name="Standard">
      <style:text-properties fo:font-weight="bold" officeooo:rsid="001fe65d" officeooo:paragraph-rsid="001fe65d" style:font-weight-asian="bold" style:font-weight-complex="bold"/>
    </style:style>
    <style:style style:name="P11" style:family="paragraph" style:parent-style-name="Standard">
      <style:text-properties fo:font-weight="bold" officeooo:rsid="00200896" officeooo:paragraph-rsid="00200896" style:font-weight-asian="bold" style:font-weight-complex="bold"/>
    </style:style>
    <style:style style:name="P12" style:family="paragraph" style:parent-style-name="Standard">
      <style:text-properties fo:font-weight="bold" officeooo:rsid="0021c24d" officeooo:paragraph-rsid="0021c24d" style:font-weight-asian="bold" style:font-weight-complex="bold"/>
    </style:style>
    <style:style style:name="P13" style:family="paragraph" style:parent-style-name="Standard">
      <style:text-properties fo:font-weight="bold" officeooo:rsid="0023ac3c" officeooo:paragraph-rsid="0023ac3c" style:font-weight-asian="bold" style:font-weight-complex="bold"/>
    </style:style>
    <style:style style:name="P14" style:family="paragraph" style:parent-style-name="Standard">
      <style:text-properties fo:font-weight="bold" officeooo:rsid="00256008" officeooo:paragraph-rsid="00256008" style:font-weight-asian="bold" style:font-weight-complex="bold"/>
    </style:style>
    <style:style style:name="P15" style:family="paragraph" style:parent-style-name="Standard">
      <style:text-properties fo:font-weight="bold" officeooo:rsid="0026703b" officeooo:paragraph-rsid="0026703b" style:font-weight-asian="bold" style:font-weight-complex="bold"/>
    </style:style>
    <style:style style:name="P16" style:family="paragraph" style:parent-style-name="Standard">
      <style:text-properties fo:font-weight="normal" officeooo:rsid="0016d78e" officeooo:paragraph-rsid="0016d78e" style:font-weight-asian="normal" style:font-weight-complex="normal"/>
    </style:style>
    <style:style style:name="P17" style:family="paragraph" style:parent-style-name="Standard">
      <style:text-properties fo:font-style="normal" fo:font-weight="normal" officeooo:rsid="0018e0cb" officeooo:paragraph-rsid="0018e0c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a24c3" officeooo:paragraph-rsid="001a24c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b649d" officeooo:paragraph-rsid="001b649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b9271" officeooo:paragraph-rsid="001b927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c9b48" officeooo:paragraph-rsid="001c9b4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00896" officeooo:paragraph-rsid="0020089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1c24d" officeooo:paragraph-rsid="0020089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1c24d" officeooo:paragraph-rsid="0021c24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3ac3c" officeooo:paragraph-rsid="0023ac3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6703b" officeooo:paragraph-rsid="0026703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7e371" officeooo:paragraph-rsid="0027e37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8aed7" officeooo:paragraph-rsid="0028aed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989bf" officeooo:paragraph-rsid="002989b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01b6e" officeooo:paragraph-rsid="002ef3d9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20f97" officeooo:paragraph-rsid="00320f9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3cc9c" officeooo:paragraph-rsid="0033cc9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62983" officeooo:paragraph-rsid="00362983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a5b3c" officeooo:paragraph-rsid="003a5b3c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bold" officeooo:rsid="0027e371" officeooo:paragraph-rsid="0027e371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fo:font-weight="bold" officeooo:rsid="004996b7" officeooo:paragraph-rsid="004996b7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4ce89d" officeooo:paragraph-rsid="004ce89d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4dad8e" officeooo:paragraph-rsid="004dad8e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4dafe1" officeooo:paragraph-rsid="004dafe1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italic" fo:font-weight="bold" officeooo:rsid="0027e371" officeooo:paragraph-rsid="0027e371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style="italic" fo:font-weight="bold" officeooo:rsid="0028aed7" officeooo:paragraph-rsid="0028aed7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style="italic" fo:font-weight="bold" officeooo:rsid="002ef3d9" officeooo:paragraph-rsid="002ef3d9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style="italic" fo:font-weight="bold" officeooo:rsid="00320f97" officeooo:paragraph-rsid="00320f97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tyle="italic" fo:font-weight="bold" officeooo:rsid="00362983" officeooo:paragraph-rsid="00362983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3a5b3c" officeooo:paragraph-rsid="003a5b3c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3c3b21" officeooo:paragraph-rsid="003c3b21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style="italic" fo:font-weight="bold" officeooo:rsid="003fe83a" officeooo:paragraph-rsid="003fe83a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tyle="italic" fo:font-weight="bold" officeooo:rsid="00466f89" officeooo:paragraph-rsid="00466f89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font-style="italic" fo:font-weight="bold" officeooo:rsid="0048fdc6" officeooo:paragraph-rsid="0048fdc6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font-style="italic" fo:font-weight="bold" officeooo:rsid="004996b7" officeooo:paragraph-rsid="004996b7" style:font-style-asian="italic" style:font-weight-asian="bold" style:font-style-complex="italic" style:font-weight-complex="bold"/>
    </style:style>
    <style:style style:name="P54" style:family="paragraph" style:parent-style-name="Standard" style:list-style-name="L1">
      <style:text-properties fo:font-weight="bold" officeooo:rsid="0018722d" officeooo:paragraph-rsid="0018722d" style:font-weight-asian="bold" style:font-weight-complex="bold"/>
    </style:style>
    <style:style style:name="P55" style:family="paragraph" style:parent-style-name="Standard" style:list-style-name="L2">
      <style:text-properties fo:font-weight="bold" officeooo:rsid="0018e4c7" officeooo:paragraph-rsid="0018e4c7" style:font-weight-asian="bold" style:font-weight-complex="bold"/>
    </style:style>
    <style:style style:name="P56" style:family="paragraph" style:parent-style-name="Standard" style:list-style-name="L2">
      <style:text-properties fo:font-weight="bold" officeooo:rsid="001a24c3" officeooo:paragraph-rsid="001a24c3" style:font-weight-asian="bold" style:font-weight-complex="bold"/>
    </style:style>
    <style:style style:name="P57" style:family="paragraph" style:parent-style-name="Standard" style:list-style-name="L4">
      <style:text-properties fo:font-weight="bold" officeooo:rsid="001c9b48" officeooo:paragraph-rsid="001c9b48" style:font-weight-asian="bold" style:font-weight-complex="bold"/>
    </style:style>
    <style:style style:name="P58" style:family="paragraph" style:parent-style-name="Standard" style:list-style-name="L8">
      <style:text-properties fo:font-weight="bold" officeooo:rsid="00200896" officeooo:paragraph-rsid="00200896" style:font-weight-asian="bold" style:font-weight-complex="bold"/>
    </style:style>
    <style:style style:name="P59" style:family="paragraph" style:parent-style-name="Standard" style:list-style-name="L1">
      <style:text-properties fo:font-style="normal" fo:font-weight="normal" officeooo:rsid="0018e0cb" officeooo:paragraph-rsid="0018e0cb" style:font-style-asian="normal" style:font-weight-asian="normal" style:font-style-complex="normal" style:font-weight-complex="normal"/>
    </style:style>
    <style:style style:name="P60" style:family="paragraph" style:parent-style-name="Standard" style:list-style-name="L3">
      <style:text-properties fo:font-style="normal" fo:font-weight="normal" officeooo:rsid="001b649d" officeooo:paragraph-rsid="001b649d" style:font-style-asian="normal" style:font-weight-asian="normal" style:font-style-complex="normal" style:font-weight-complex="normal"/>
    </style:style>
    <style:style style:name="P61" style:family="paragraph" style:parent-style-name="Standard" style:list-style-name="L4">
      <style:text-properties fo:font-style="normal" fo:font-weight="normal" officeooo:rsid="001c9b48" officeooo:paragraph-rsid="001c9b48" style:font-style-asian="normal" style:font-weight-asian="normal" style:font-style-complex="normal" style:font-weight-complex="normal"/>
    </style:style>
    <style:style style:name="P62" style:family="paragraph" style:parent-style-name="Standard" style:list-style-name="L5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63" style:family="paragraph" style:parent-style-name="Standard" style:list-style-name="L6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64" style:family="paragraph" style:parent-style-name="Standard" style:list-style-name="L7">
      <style:text-properties fo:font-style="normal" fo:font-weight="normal" officeooo:rsid="00200896" officeooo:paragraph-rsid="00200896" style:font-style-asian="normal" style:font-weight-asian="normal" style:font-style-complex="normal" style:font-weight-complex="normal"/>
    </style:style>
    <style:style style:name="P65" style:family="paragraph" style:parent-style-name="Standard" style:list-style-name="L9">
      <style:text-properties fo:font-style="normal" fo:font-weight="normal" officeooo:rsid="0021c24d" officeooo:paragraph-rsid="0021c24d" style:font-style-asian="normal" style:font-weight-asian="normal" style:font-style-complex="normal" style:font-weight-complex="normal"/>
    </style:style>
    <style:style style:name="P66" style:family="paragraph" style:parent-style-name="Standard" style:list-style-name="L9">
      <style:text-properties fo:font-style="normal" fo:font-weight="normal" officeooo:rsid="002a6a22" officeooo:paragraph-rsid="002a6a22" style:font-style-asian="normal" style:font-weight-asian="normal" style:font-style-complex="normal" style:font-weight-complex="normal"/>
    </style:style>
    <style:style style:name="P67" style:family="paragraph" style:parent-style-name="Standard" style:list-style-name="L9">
      <style:text-properties fo:font-style="normal" fo:font-weight="normal" officeooo:rsid="00255f0c" officeooo:paragraph-rsid="00255f0c" style:font-style-asian="normal" style:font-weight-asian="normal" style:font-style-complex="normal" style:font-weight-complex="normal"/>
    </style:style>
    <style:style style:name="P68" style:family="paragraph" style:parent-style-name="Standard" style:list-style-name="L10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69" style:family="paragraph" style:parent-style-name="Standard" style:list-style-name="L11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70" style:family="paragraph" style:parent-style-name="Standard" style:list-style-name="L12">
      <style:text-properties fo:font-style="normal" fo:font-weight="normal" officeooo:rsid="0026703b" officeooo:paragraph-rsid="0026703b" style:font-style-asian="normal" style:font-weight-asian="normal" style:font-style-complex="normal" style:font-weight-complex="normal"/>
    </style:style>
    <style:style style:name="P71" style:family="paragraph" style:parent-style-name="Standard" style:list-style-name="L13">
      <style:text-properties fo:font-style="normal" fo:font-weight="normal" officeooo:rsid="0027e371" officeooo:paragraph-rsid="0027e371" style:font-style-asian="normal" style:font-weight-asian="normal" style:font-style-complex="normal" style:font-weight-complex="normal"/>
    </style:style>
    <style:style style:name="P72" style:family="paragraph" style:parent-style-name="Standard" style:list-style-name="L14">
      <style:text-properties fo:font-style="normal" fo:font-weight="normal" officeooo:rsid="0028aed7" officeooo:paragraph-rsid="0028aed7" style:font-style-asian="normal" style:font-weight-asian="normal" style:font-style-complex="normal" style:font-weight-complex="normal"/>
    </style:style>
    <style:style style:name="P73" style:family="paragraph" style:parent-style-name="Standard" style:list-style-name="L15">
      <style:text-properties fo:font-style="normal" fo:font-weight="normal" officeooo:rsid="002989bf" officeooo:paragraph-rsid="002989bf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3c3b21" officeooo:paragraph-rsid="003c3b21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normal" officeooo:rsid="00453821" officeooo:paragraph-rsid="00453821" style:font-style-asian="normal" style:font-weight-asian="normal" style:font-style-complex="normal" style:font-weight-complex="normal"/>
    </style:style>
    <style:style style:name="P76" style:family="paragraph" style:parent-style-name="Standard" style:list-style-name="L18">
      <style:text-properties fo:font-style="normal" fo:font-weight="normal" officeooo:rsid="00453821" officeooo:paragraph-rsid="00453821" style:font-style-asian="normal" style:font-weight-asian="normal" style:font-style-complex="normal" style:font-weight-complex="normal"/>
    </style:style>
    <style:style style:name="P77" style:family="paragraph" style:parent-style-name="Standard" style:list-style-name="L18">
      <style:text-properties fo:font-style="normal" fo:font-weight="normal" officeooo:rsid="00466f89" officeooo:paragraph-rsid="00466f89" style:font-style-asian="normal" style:font-weight-asian="normal" style:font-style-complex="normal" style:font-weight-complex="normal"/>
    </style:style>
    <style:style style:name="P78" style:family="paragraph" style:parent-style-name="Standard" style:list-style-name="L19">
      <style:text-properties fo:font-style="normal" fo:font-weight="normal" officeooo:rsid="00466f89" officeooo:paragraph-rsid="00466f89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4603f7" officeooo:paragraph-rsid="004603f7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470545" officeooo:paragraph-rsid="00470545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48fdc6" officeooo:paragraph-rsid="0048fdc6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4b6bf5" officeooo:paragraph-rsid="004996b7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4ce89d" officeooo:paragraph-rsid="004ce89d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4dad8e" officeooo:paragraph-rsid="004dad8e" style:font-style-asian="normal" style:font-weight-asian="normal" style:font-style-complex="normal" style:font-weight-complex="normal"/>
    </style:style>
    <style:style style:name="P85" style:family="paragraph" style:parent-style-name="Standard" style:list-style-name="L20">
      <style:text-properties fo:font-style="normal" fo:font-weight="bold" officeooo:rsid="004dafe1" officeooo:paragraph-rsid="004dafe1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font-style="normal" fo:font-weight="bold" officeooo:rsid="004dafe1" officeooo:paragraph-rsid="004dafe1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font-style="normal" fo:font-weight="bold" officeooo:rsid="004ef474" officeooo:paragraph-rsid="004ef474" style:font-style-asian="normal" style:font-weight-asian="bold" style:font-style-complex="normal" style:font-weight-complex="bold"/>
    </style:style>
    <style:style style:name="P88" style:family="paragraph" style:parent-style-name="Standard" style:list-style-name="L21">
      <style:text-properties fo:font-style="normal" fo:font-weight="bold" officeooo:rsid="004ef474" officeooo:paragraph-rsid="004ef474" style:font-style-asian="normal" style:font-weight-asian="bold" style:font-style-complex="normal" style:font-weight-complex="bold"/>
    </style:style>
    <style:style style:name="P89" style:family="paragraph" style:parent-style-name="Standard" style:list-style-name="L22">
      <style:text-properties fo:font-style="normal" fo:font-weight="bold" officeooo:rsid="004ef474" officeooo:paragraph-rsid="004ef474" style:font-style-asian="normal" style:font-weight-asian="bold" style:font-style-complex="normal" style:font-weight-complex="bold"/>
    </style:style>
    <style:style style:name="P90" style:family="paragraph" style:parent-style-name="Standard">
      <style:text-properties fo:font-style="normal" fo:font-weight="bold" officeooo:rsid="0050a76d" officeooo:paragraph-rsid="0050a76d" style:font-style-asian="normal" style:font-weight-asian="bold" style:font-style-complex="normal" style:font-weight-complex="bold"/>
    </style:style>
    <style:style style:name="P91" style:family="paragraph" style:parent-style-name="Standard" style:list-style-name="L23">
      <style:text-properties fo:font-style="normal" fo:font-weight="bold" officeooo:rsid="0050a76d" officeooo:paragraph-rsid="0050a76d" style:font-style-asian="normal" style:font-weight-asian="bold" style:font-style-complex="normal" style:font-weight-complex="bold"/>
    </style:style>
    <style:style style:name="P92" style:family="paragraph" style:parent-style-name="Standard" style:list-style-name="L24">
      <style:text-properties fo:font-style="normal" fo:font-weight="bold" officeooo:rsid="0050a76d" officeooo:paragraph-rsid="0050a76d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style="normal" fo:font-weight="bold" officeooo:rsid="00520a80" officeooo:paragraph-rsid="00520a80" style:font-style-asian="normal" style:font-weight-asian="bold" style:font-style-complex="normal" style:font-weight-complex="bold"/>
    </style:style>
    <style:style style:name="P94" style:family="paragraph" style:parent-style-name="Standard">
      <style:text-properties fo:font-style="normal" fo:font-weight="bold" officeooo:rsid="00535a78" officeooo:paragraph-rsid="00535a78" style:font-style-asian="normal" style:font-weight-asian="bold" style:font-style-complex="normal" style:font-weight-complex="bold"/>
    </style:style>
    <style:style style:name="P95" style:family="paragraph" style:parent-style-name="Standard" style:list-style-name="L25">
      <style:text-properties fo:font-style="normal" fo:font-weight="bold" officeooo:rsid="00535a78" officeooo:paragraph-rsid="00535a78" style:font-style-asian="normal" style:font-weight-asian="bold" style:font-style-complex="normal" style:font-weight-complex="bold"/>
    </style:style>
    <style:style style:name="P96" style:family="paragraph" style:parent-style-name="Standard">
      <style:text-properties fo:font-style="normal" fo:font-weight="bold" officeooo:rsid="005527bf" officeooo:paragraph-rsid="005527bf" style:font-style-asian="normal" style:font-weight-asian="bold" style:font-style-complex="normal" style:font-weight-complex="bold"/>
    </style:style>
    <style:style style:name="P97" style:family="paragraph" style:parent-style-name="Standard" style:list-style-name="L26">
      <style:text-properties fo:font-style="normal" fo:font-weight="bold" officeooo:rsid="005527bf" officeooo:paragraph-rsid="005527bf" style:font-style-asian="normal" style:font-weight-asian="bold" style:font-style-complex="normal" style:font-weight-complex="bold"/>
    </style:style>
    <style:style style:name="P98" style:family="paragraph" style:parent-style-name="Standard">
      <style:text-properties fo:font-style="normal" fo:font-weight="bold" officeooo:rsid="0058aab4" officeooo:paragraph-rsid="0058aab4" style:font-style-asian="normal" style:font-weight-asian="bold" style:font-style-complex="normal" style:font-weight-complex="bold"/>
    </style:style>
    <style:style style:name="P99" style:family="paragraph" style:parent-style-name="Standard">
      <style:text-properties fo:font-style="normal" fo:font-weight="bold" officeooo:rsid="005a6621" officeooo:paragraph-rsid="005a6621" style:font-style-asian="normal" style:font-weight-asian="bold" style:font-style-complex="normal" style:font-weight-complex="bold"/>
    </style:style>
    <style:style style:name="P100" style:family="paragraph" style:parent-style-name="Standard" style:list-style-name="L27">
      <style:text-properties fo:font-style="normal" fo:font-weight="bold" officeooo:rsid="005a6621" officeooo:paragraph-rsid="005a6621" style:font-style-asian="normal" style:font-weight-asian="bold" style:font-style-complex="normal" style:font-weight-complex="bold"/>
    </style:style>
    <style:style style:name="P101" style:family="paragraph" style:parent-style-name="Standard">
      <style:text-properties fo:font-style="normal" fo:font-weight="bold" officeooo:rsid="005b3be2" officeooo:paragraph-rsid="005b3be2" style:font-style-asian="normal" style:font-weight-asian="bold" style:font-style-complex="normal" style:font-weight-complex="bold"/>
    </style:style>
    <style:style style:name="P102" style:family="paragraph" style:parent-style-name="Standard" style:list-style-name="L28">
      <style:text-properties fo:font-style="normal" fo:font-weight="bold" officeooo:rsid="005b3be2" officeooo:paragraph-rsid="005b3be2" style:font-style-asian="normal" style:font-weight-asian="bold" style:font-style-complex="normal" style:font-weight-complex="bold"/>
    </style:style>
    <style:style style:name="P103" style:family="paragraph" style:parent-style-name="Standard">
      <style:text-properties fo:font-style="normal" fo:font-weight="bold" officeooo:rsid="005cb81a" officeooo:paragraph-rsid="005cb81a" style:font-style-asian="normal" style:font-weight-asian="bold" style:font-style-complex="normal" style:font-weight-complex="bold"/>
    </style:style>
    <style:style style:name="P104" style:family="paragraph" style:parent-style-name="Standard" style:list-style-name="L9">
      <style:text-properties fo:font-style="italic" fo:font-weight="bold" officeooo:rsid="00256008" officeooo:paragraph-rsid="00256008" style:font-style-asian="italic" style:font-weight-asian="bold" style:font-style-complex="italic" style:font-weight-complex="bold"/>
    </style:style>
    <style:style style:name="P105" style:family="paragraph" style:parent-style-name="Standard" style:list-style-name="L13">
      <style:text-properties fo:font-style="italic" fo:font-weight="bold" officeooo:rsid="0027e371" officeooo:paragraph-rsid="0027e371" style:font-style-asian="italic" style:font-weight-asian="bold" style:font-style-complex="italic" style:font-weight-complex="bold"/>
    </style:style>
    <style:style style:name="P106" style:family="paragraph" style:parent-style-name="Standard" style:list-style-name="L14">
      <style:text-properties fo:font-style="italic" fo:font-weight="bold" officeooo:rsid="0028aed7" officeooo:paragraph-rsid="0028aed7" style:font-style-asian="italic" style:font-weight-asian="bold" style:font-style-complex="italic" style:font-weight-complex="bold"/>
    </style:style>
    <style:style style:name="P107" style:family="paragraph" style:parent-style-name="Standard" style:list-style-name="L15">
      <style:text-properties fo:font-style="italic" fo:font-weight="bold" officeooo:rsid="002989bf" officeooo:paragraph-rsid="002989bf" style:font-style-asian="italic" style:font-weight-asian="bold" style:font-style-complex="italic" style:font-weight-complex="bold"/>
    </style:style>
    <style:style style:name="P108" style:family="paragraph" style:parent-style-name="Standard" style:list-style-name="L16">
      <style:text-properties fo:font-style="italic" fo:font-weight="bold" officeooo:rsid="00320f97" officeooo:paragraph-rsid="00320f97" style:font-style-asian="italic" style:font-weight-asian="bold" style:font-style-complex="italic" style:font-weight-complex="bold"/>
    </style:style>
    <style:style style:name="P109" style:family="paragraph" style:parent-style-name="Standard" style:list-style-name="L16">
      <style:text-properties fo:font-style="italic" fo:font-weight="bold" officeooo:rsid="0033cc9c" officeooo:paragraph-rsid="0033cc9c" style:font-style-asian="italic" style:font-weight-asian="bold" style:font-style-complex="italic" style:font-weight-complex="bold"/>
    </style:style>
    <style:style style:name="P110" style:family="paragraph" style:parent-style-name="Standard" style:list-style-name="L17">
      <style:text-properties fo:font-style="italic" fo:font-weight="bold" officeooo:rsid="003fe83a" officeooo:paragraph-rsid="003fe83a" style:font-style-asian="italic" style:font-weight-asian="bold" style:font-style-complex="italic" style:font-weight-complex="bold"/>
    </style:style>
    <style:style style:name="P111" style:family="paragraph" style:parent-style-name="Standard" style:list-style-name="L17">
      <style:text-properties fo:font-style="italic" fo:font-weight="bold" officeooo:rsid="0041333f" officeooo:paragraph-rsid="0041333f" style:font-style-asian="italic" style:font-weight-asian="bold" style:font-style-complex="italic" style:font-weight-complex="bold"/>
    </style:style>
    <style:style style:name="P112" style:family="paragraph" style:parent-style-name="Standard" style:list-style-name="L17">
      <style:text-properties fo:font-style="italic" fo:font-weight="bold" officeooo:rsid="0041db1b" officeooo:paragraph-rsid="0041db1b" style:font-style-asian="italic" style:font-weight-asian="bold" style:font-style-complex="italic" style:font-weight-complex="bold"/>
    </style:style>
    <style:style style:name="P113" style:family="paragraph" style:parent-style-name="Standard" style:list-style-name="L17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114" style:family="paragraph" style:parent-style-name="Standard" style:list-style-name="L18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115" style:family="paragraph" style:parent-style-name="Standard" style:list-style-name="L19">
      <style:text-properties fo:font-style="italic" fo:font-weight="bold" officeooo:rsid="00466f89" officeooo:paragraph-rsid="00466f89" style:font-style-asian="italic" style:font-weight-asian="bold" style:font-style-complex="italic" style:font-weight-complex="bold"/>
    </style:style>
    <style:style style:name="P116" style:family="paragraph" style:parent-style-name="Standard" style:list-style-name="L18">
      <style:text-properties fo:font-style="italic" fo:font-weight="bold" officeooo:rsid="004603f7" officeooo:paragraph-rsid="004603f7" style:font-style-asian="italic" style:font-weight-asian="bold" style:font-style-complex="italic" style:font-weight-complex="bold"/>
    </style:style>
    <style:style style:name="P117" style:family="paragraph" style:parent-style-name="Standard" style:list-style-name="L19">
      <style:text-properties fo:font-style="italic" fo:font-weight="bold" officeooo:rsid="00470545" officeooo:paragraph-rsid="00470545" style:font-style-asian="italic" style:font-weight-asian="bold" style:font-style-complex="italic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a76d" officeooo:paragraph-rsid="0050a7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60bb7" officeooo:paragraph-rsid="00560b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50a76d" officeooo:paragraph-rsid="0050a7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6309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b6bf5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8e4c7" style:font-style-asian="normal" style:font-style-complex="normal"/>
    </style:style>
    <style:style style:name="T8" style:family="text">
      <style:text-properties fo:font-style="normal" officeooo:rsid="00301b6e" style:font-style-asian="normal" style:font-style-complex="normal"/>
    </style:style>
    <style:style style:name="T9" style:family="text">
      <style:text-properties fo:font-style="normal" officeooo:rsid="0037c8d7" style:font-style-asian="normal" style:font-style-complex="normal"/>
    </style:style>
    <style:style style:name="T10" style:family="text">
      <style:text-properties fo:font-style="normal" officeooo:rsid="0043a381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1c24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b41b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01b6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7c8d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3a38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0545" style:font-style-asian="normal" style:font-weight-asian="normal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c4382"/>
    </style:style>
    <style:style style:name="T20" style:family="text">
      <style:text-properties fo:color="#ce181e" fo:font-style="normal" style:font-style-asian="normal" style:font-style-complex="normal"/>
    </style:style>
    <style:style style:name="T21" style:family="text">
      <style:text-properties fo:color="#ce181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ce181e" fo:font-style="normal" fo:font-weight="normal" officeooo:rsid="00470545" style:font-style-asian="normal" style:font-weight-asian="normal" style:font-style-complex="normal" style:font-weight-complex="normal"/>
    </style:style>
    <style:style style:name="T23" style:family="text">
      <style:text-properties fo:color="#ce181e" fo:font-weight="normal" officeooo:rsid="00470545" style:font-weight-asian="normal" style:font-weight-complex="normal"/>
    </style:style>
    <style:style style:name="T24" style:family="text">
      <style:text-properties fo:color="#0066b3"/>
    </style:style>
    <style:style style:name="T25" style:family="text">
      <style:text-properties fo:color="#0066b3" fo:font-style="normal" style:font-style-asian="normal" style:font-style-complex="normal"/>
    </style:style>
    <style:style style:name="T26" style:family="text">
      <style:text-properties officeooo:rsid="004b6bf5"/>
    </style:style>
    <style:style style:name="T27" style:family="text">
      <style:text-properties fo:color="#ed1c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MI → estabilidade cambial.</text:p>
      <text:p text:style-name="P2">BIRD → inicialmente para financiar a reconstrução da Europa pós-WWII, mas isso foi feito, fundamentalmente, pelo Plano Marshall, sendo que o BIRD redirecionou suas ações para o financiamento de projetos de desenvolvimento em economias menos favorecidas.</text:p>
      <text:p text:style-name="P2">OIC → regularia o comércio internacional, mas não foi criada <text:span text:style-name="T1">porque os EUA não ratificaram a Carta de Havana.</text:span></text:p>
      <text:p text:style-name="P2"/>
      <text:p text:style-name="P3">Princípio do gradualismo<text:span text:style-name="T2">: a liberalização do comércio internacional não ocorrerá de uma hora para outra, mas gradualmente.</text:span></text:p>
      <text:p text:style-name="P16"/>
      <text:p text:style-name="P4">Rodada Kennedy (64 a 67)<text:span text:style-name="T2">:</text:span></text:p>
      <text:list xml:id="list650347945" text:style-name="L1">
        <text:list-item>
          <text:p text:style-name="P54"><text:span text:style-name="T2">discussão sobre aplicação de </text:span><text:span text:style-name="T4">medidas antidumping</text:span><text:span text:style-name="T11">;</text:span></text:p>
        </text:list-item>
        <text:list-item>
          <text:p text:style-name="P54"><text:span text:style-name="T11">adicionou novo capítulo no GATT relativo a </text:span><text:span text:style-name="T4">comércio e desenvolvimento</text:span><text:span text:style-name="T11">;</text:span></text:p>
        </text:list-item>
        <text:list-item>
          <text:p text:style-name="P59">iniciou discussão sobre tratamento especial aos países em desenvolvimento.</text:p>
        </text:list-item>
      </text:list>
      <text:p text:style-name="P17"/>
      <text:p text:style-name="P5"><text:span text:style-name="T6">Rodada Tóqui</text:span><text:span text:style-name="T7">o</text:span><text:span text:style-name="T6"> (73 a 79)</text:span><text:span text:style-name="T11">:</text:span></text:p>
      <text:list xml:id="list3966732009" text:style-name="L2">
        <text:list-item>
          <text:p text:style-name="P55"><text:span text:style-name="T11">criação dos primeiros acordos </text:span><text:span text:style-name="T4">plurilaterais</text:span><text:span text:style-name="T11">;</text:span></text:p>
        </text:list-item>
        <text:list-item>
          <text:p text:style-name="P56"><text:span text:style-name="T11">estabelecimento da </text:span><text:span text:style-name="T4">cláusula de habilitação</text:span><text:span text:style-name="T11">, que permitiu tratamento diferenciado aos países em desenvolvimento.</text:span></text:p>
        </text:list-item>
      </text:list>
      <text:p text:style-name="P18"/>
      <text:p text:style-name="P6"><text:span text:style-name="T6">Rodada Uruguai (86 a 94)</text:span><text:span text:style-name="T11">:</text:span></text:p>
      <text:list xml:id="list3388577486" text:style-name="L3">
        <text:list-item>
          <text:p text:style-name="P60">criação da OMC (Acordo de Marrakesh);</text:p>
        </text:list-item>
        <text:list-item>
          <text:p text:style-name="P60">comércio de serviços e direitos de propriedade intelectual (assuntos de interesse dos países desenvolvidos);</text:p>
        </text:list-item>
        <text:list-item>
          <text:p text:style-name="P60">inclusão dos setores têxtil e agrícola.</text:p>
        </text:list-item>
      </text:list>
      <text:p text:style-name="P19"/>
      <text:p text:style-name="P7"><text:span text:style-name="T11">A liberalização e expansão do comercial </text:span><text:span text:style-name="T6">não são</text:span><text:span text:style-name="T11"> um objetivo da OMC, mas tão somente um </text:span><text:span text:style-name="T6">meio para promover o crescimento e o desenvolvimento econômico</text:span><text:span text:style-name="T11">.</text:span></text:p>
      <text:p text:style-name="P20"/>
      <text:p text:style-name="P8"><text:span text:style-name="T11">São </text:span><text:span text:style-name="T6">objetivos da OMC</text:span><text:span text:style-name="T11">:</text:span></text:p>
      <text:list xml:id="list92980442" text:style-name="L4">
        <text:list-item>
          <text:p text:style-name="P61">elevar o nível de vida das populações;</text:p>
        </text:list-item>
        <text:list-item>
          <text:p text:style-name="P61">garantir o pleno emprego;</text:p>
        </text:list-item>
        <text:list-item>
          <text:p text:style-name="P61">garantir um volume considerável e em constante elevação de receitas reais e demanda efetiva;</text:p>
        </text:list-item>
        <text:list-item>
          <text:p text:style-name="P61">aumentar a produção e o comércio de bens e serviços;</text:p>
        </text:list-item>
        <text:list-item>
          <text:p text:style-name="P61">uso dos recursos mundiais de forma compatível com o desenvolvimento sustentável;</text:p>
        </text:list-item>
        <text:list-item>
          <text:p text:style-name="P57"><text:span text:style-name="T6">objetivo central</text:span><text:span text:style-name="T11">: promover o crescimento e desenvolvimento econômico dos países.</text:span></text:p>
        </text:list-item>
      </text:list>
      <text:p text:style-name="P21"/>
      <text:p text:style-name="P9"><text:span text:style-name="T11">São </text:span><text:span text:style-name="T6">funções da OMC</text:span><text:span text:style-name="T11">:</text:span></text:p>
      <text:list xml:id="list977373825" text:style-name="L5">
        <text:list-item>
          <text:p text:style-name="P62">administrar os acordos internacionais entre seus membros;</text:p>
        </text:list-item>
        <text:list-item>
          <text:p text:style-name="P62">fórum para negociações internacionais de comércio;</text:p>
        </text:list-item>
        <text:list-item>
          <text:p text:style-name="P62">solucionar controvérsias comerciais;</text:p>
        </text:list-item>
        <text:list-item>
          <text:p text:style-name="P62">revisar políticas comerciais dos países membros;</text:p>
        </text:list-item>
        <text:list-item>
          <text:p text:style-name="P62">coerência na formulação de políticas econômicas, em conjunto com o FMI e o BIRD.</text:p>
        </text:list-item>
      </text:list>
      <text:p text:style-name="P22"/>
      <text:p text:style-name="P9"><text:span text:style-name="T6">Conferência de Cingapura (96)</text:span><text:span text:style-name="T11">:</text:span></text:p>
      <text:list xml:id="list2024600168" text:style-name="L6">
        <text:list-item>
          <text:p text:style-name="P63">acordo plurilateral da OMC sobre comércio de produtos de TI;</text:p>
        </text:list-item>
        <text:list-item>
          <text:p text:style-name="P63">4 divergências:</text:p>
          <text:list>
            <text:list-item>
              <text:p text:style-name="P63">comércio e política de concorrência;</text:p>
            </text:list-item>
            <text:list-item>
              <text:p text:style-name="P63">comércio e investimento;</text:p>
            </text:list-item>
            <text:list-item>
              <text:p text:style-name="P63"><text:soft-page-break/>facilitação de comércio;</text:p>
            </text:list-item>
            <text:list-item>
              <text:p text:style-name="P63">transparência em compras governamentais.</text:p>
            </text:list-item>
          </text:list>
        </text:list-item>
      </text:list>
      <text:p text:style-name="P22"/>
      <text:p text:style-name="P10"><text:span text:style-name="T6">Conferência de Genebra (98)</text:span><text:span text:style-name="T11">:</text:span></text:p>
      <text:list xml:id="list813790799" text:style-name="L7">
        <text:list-item>
          <text:p text:style-name="P64">Declaração Ministerial sobre Comércio Eletrônico.</text:p>
        </text:list-item>
      </text:list>
      <text:p text:style-name="P23"/>
      <text:p text:style-name="P11"><text:span text:style-name="T6">Conferência de Seattle (99)</text:span><text:span text:style-name="T11">:</text:span></text:p>
      <text:list xml:id="list2289589196" text:style-name="L8">
        <text:list-item>
          <text:p text:style-name="P58"><text:span text:style-name="T11">“</text:span><text:span text:style-name="T12">Rodada do Milênio”, sem acordo, principalmente por divergências na parte agrícola, </text:span><text:span text:style-name="T13">logo nem chegou a se concretizar</text:span><text:span text:style-name="T12">.</text:span></text:p>
        </text:list-item>
      </text:list>
      <text:p text:style-name="P24"/>
      <text:p text:style-name="P12"><text:span text:style-name="T6">Conferência de Doha (2001)</text:span><text:span text:style-name="T11">:</text:span></text:p>
      <text:list xml:id="list3840882065" text:style-name="L9">
        <text:list-item>
          <text:p text:style-name="P65">até hoje não terminou;</text:p>
        </text:list-item>
        <text:list-item>
          <text:p text:style-name="P66">primeira rodada após a criação da OMC;</text:p>
        </text:list-item>
        <text:list-item>
          <text:p text:style-name="P65">“Rodada do Desenvolvimento”, reconhecendo a importância de se <text:span text:style-name="T18">promover o desenvolvimento dos países menos favorecidos</text:span> –<text:span text:style-name="T19"> esse é seu principal objetivo</text:span>;</text:p>
        </text:list-item>
        <text:list-item>
          <text:p text:style-name="P67">muitos temas;</text:p>
        </text:list-item>
        <text:list-item>
          <text:p text:style-name="P104"><text:span text:style-name="T2">single undertaking</text:span><text:span text:style-name="T11">: acordos multilaterais da OMC vinculam obrigatoriamente a todos os membros, logo a alteração de qualquer desses acordos multilaterais na Rodada Doha depende da aceitação de todos os membros.</text:span></text:p>
        </text:list-item>
      </text:list>
      <text:p text:style-name="P25"/>
      <text:p text:style-name="P13"><text:span text:style-name="T11">A </text:span><text:span text:style-name="T6">Rodada Doha</text:span><text:span text:style-name="T11"> é a </text:span><text:span text:style-name="T6">primeira rodada</text:span><text:span text:style-name="T11"> de negociações comerciais desde a criação da OMC.</text:span></text:p>
      <text:p text:style-name="P26"/>
      <text:p text:style-name="P14"><text:span text:style-name="T6">Conferência de Cancun (2003)</text:span><text:span text:style-name="T11">:</text:span></text:p>
      <text:list xml:id="list209386948" text:style-name="L10">
        <text:list-item>
          <text:p text:style-name="P68">reafirmação de continuar com a rodada Doha.</text:p>
        </text:list-item>
      </text:list>
      <text:p text:style-name="P27"/>
      <text:p text:style-name="P14"><text:span text:style-name="T6">Conferência de Hong Kong (2005)</text:span><text:span text:style-name="T11">:</text:span></text:p>
      <text:list xml:id="list2460729803" text:style-name="L11">
        <text:list-item>
          <text:p text:style-name="P69">tentaram encerrar a Rodada Doha, mas sem sucesso, apesar do consenso quanto alguns assuntos importantes, como eliminar todos os subsídios à exportação agrícola até o final de 2013.</text:p>
        </text:list-item>
      </text:list>
      <text:p text:style-name="P27"/>
      <text:p text:style-name="P15"><text:span text:style-name="T6">Conferência de Genebra (2009)</text:span><text:span text:style-name="T11">:</text:span></text:p>
      <text:list xml:id="list3473781483" text:style-name="L12">
        <text:list-item>
          <text:p text:style-name="P70">tema sobre mudanças climáticas e eliminação de obstáculos ao comércio de bens e serviços ambientais, mas não fazem parte da agenda de liberalização comercial, já que ainda não existem compromissos específicos em matéria ambiental.</text:p>
        </text:list-item>
      </text:list>
      <text:p text:style-name="P28"/>
      <text:p text:style-name="P37">Conferência de Genebra (2011)<text:span text:style-name="T2">:</text:span></text:p>
      <text:list xml:id="list737697706" text:style-name="L13">
        <text:list-item>
          <text:p text:style-name="P71">adesão da Rússia, Samoa e Montenegro à OMC;</text:p>
        </text:list-item>
        <text:list-item>
          <text:p text:style-name="P105"><text:span text:style-name="T2">waiver</text:span><text:span text:style-name="T11"> permitindo </text:span><text:span text:style-name="T6">tratamento especial e diferenciado</text:span><text:span text:style-name="T11"> para serviços de PMDR’s.</text:span></text:p>
        </text:list-item>
      </text:list>
      <text:p text:style-name="P29"/>
      <text:p text:style-name="P42"><text:span text:style-name="T6">Conferência de Bali (2013)</text:span><text:span text:style-name="T11">:</text:span></text:p>
      <text:list xml:id="list1759169842" text:style-name="L14">
        <text:list-item>
          <text:p text:style-name="P72">modestos avanços na Rodada de Doha, dentre os quais:</text:p>
          <text:list>
            <text:list-item>
              <text:p text:style-name="P106"><text:span text:style-name="T11">celebração do </text:span><text:span text:style-name="T6">Acordo de Facilitação do Comércio</text:span><text:span text:style-name="T11">;</text:span></text:p>
            </text:list-item>
            <text:list-item>
              <text:p text:style-name="P106"><text:span text:style-name="T11">tomada decisão que impede que os países que adotem programas públicos de segurança alimentar </text:span><text:span text:style-name="T6">legítimos</text:span><text:span text:style-name="T11"> sejam acionados, em razão disso, no OSC. Essa regra é temporária.</text:span></text:p>
            </text:list-item>
          </text:list>
        </text:list-item>
      </text:list>
      <text:p text:style-name="P30"/>
      <text:p text:style-name="P43"><text:span text:style-name="T6">Conferência de Nairobi (2015)</text:span><text:span text:style-name="T11">:</text:span></text:p>
      <text:list xml:id="list101786319" text:style-name="L15">
        <text:list-item>
          <text:p text:style-name="P73">mecanismo especial de salvaguardas para PED’s (p/ comércio agrícola);</text:p>
        </text:list-item>
        <text:list-item>
          <text:p text:style-name="P107"><text:span text:style-name="T11">proibição </text:span><text:span text:style-name="T6">imediata</text:span><text:span text:style-name="T11"> de que PD’s concedam subsídios agrícolas, enquanto PED’s têm até 2018 para isso;</text:span></text:p>
        </text:list-item>
        <text:list-item>
          <text:p text:style-name="P73"><text:soft-page-break/>ajuda alimentar internacional, desde que não distorça a concorrência e afete os mercados locais;</text:p>
        </text:list-item>
        <text:list-item>
          <text:p text:style-name="P73">algodão;</text:p>
        </text:list-item>
        <text:list-item>
          <text:p text:style-name="P73">regras de origem mais favorecidas aos PMDR’s;</text:p>
        </text:list-item>
        <text:list-item>
          <text:p text:style-name="P107"><text:span text:style-name="T11">prolongado </text:span><text:span text:style-name="T2">waiver</text:span><text:span text:style-name="T11"> de tratamento especial e diferenciado ao comércio de serviços dos PMDR’s;</text:span></text:p>
        </text:list-item>
        <text:list-item>
          <text:p text:style-name="P107"><text:span text:style-name="T11">criação de </text:span><text:span text:style-name="T2">waiver</text:span><text:span text:style-name="T11"> para PMDR’s sobre TRIPS que não se aplicam a eles;</text:span></text:p>
        </text:list-item>
        <text:list-item>
          <text:p text:style-name="P73">prologamento da moratória relativa à não abertura de controvérsias de “não violação” em propriedade intelectual;</text:p>
        </text:list-item>
        <text:list-item>
          <text:p text:style-name="P73">prolongar até Conferência de 2017 a não imposição de tarifas nas transmissões eletrônicas.</text:p>
        </text:list-item>
      </text:list>
      <text:p text:style-name="P31"/>
      <text:p text:style-name="P44"><text:span text:style-name="T11">A regra geral é que as decisões na OMC sejam tomadas por </text:span><text:span text:style-name="T6">consenso</text:span><text:span text:style-name="T11">. </text:span><text:span text:style-name="T14">O consenso é diferente da unanimidade, visto que aquele é alcançado quando </text:span><text:span text:style-name="T8">nenhum país se manifesta formalmente contrariamente</text:span><text:span text:style-name="T14">.</text:span></text:p>
      <text:p text:style-name="P32"/>
      <text:p text:style-name="P45"><text:span text:style-name="T14">P</text:span><text:span text:style-name="T11">ode ocorrer ainda a </text:span><text:span text:style-name="T6">votação</text:span><text:span text:style-name="T11">, desde que não seja possível o consenso. Cada membro tem o direito a um voto, sendo que, quando a UE exercer seu direito de voto, terá o número de votos correspondente ao número de seus Estados-membros que integram a OMC. As decisões são tomadas por </text:span><text:span text:style-name="T6">maioria de votos</text:span><text:span text:style-name="T11">, salvo em alguns casos especiais que se exige quórum qualificado.</text:span></text:p>
      <text:p text:style-name="P33"/>
      <text:p text:style-name="P45"><text:span text:style-name="T6">Quórum qualificado</text:span><text:span text:style-name="T11">:</text:span></text:p>
      <text:list xml:id="list4148681152" text:style-name="L16">
        <text:list-item>
          <text:p text:style-name="P108"><text:span text:style-name="T11">adotar interpretação vinculante </text:span><text:span text:style-name="T2">erga omnes</text:span><text:span text:style-name="T11"> sobre um dispositivo de um acordo firmado no âmbito da OMC → </text:span><text:span text:style-name="T6">3/4 dos membros</text:span><text:span text:style-name="T11">;</text:span></text:p>
        </text:list-item>
        <text:list-item>
          <text:p text:style-name="P109"><text:span text:style-name="T11">concessão de </text:span><text:span text:style-name="T2">waiver</text:span><text:span text:style-name="T11"> → </text:span><text:span text:style-name="T6">3/4 dos membros</text:span><text:span text:style-name="T11">;</text:span></text:p>
        </text:list-item>
        <text:list-item>
          <text:p text:style-name="P109"><text:span text:style-name="T11">adesão de Estado ou território aduaneiro à OMC → </text:span><text:span text:style-name="T6">2/3 dos membros</text:span><text:span text:style-name="T11">;</text:span></text:p>
        </text:list-item>
        <text:list-item>
          <text:p text:style-name="P109"><text:span text:style-name="T11">modificar acordos → </text:span><text:span text:style-name="T6">2/3 dos membros</text:span><text:span text:style-name="T11">.</text:span></text:p>
        </text:list-item>
      </text:list>
      <text:p text:style-name="P34"/>
      <text:p text:style-name="P46"><text:span text:style-name="T11">O </text:span><text:span text:style-name="T6">consenso negativo</text:span><text:span text:style-name="T11"> não está previsto no Acordo de Marrakesh, mas no “Entendimento sobre Soluções de Controvérsias”, e é aplicado em diferentes fases do processo de solução de controvérsias. </text:span><text:span text:style-name="T15">Nele, a </text:span><text:span text:style-name="T9">d</text:span><text:span text:style-name="T6">ecisão só não será adotada quanto TODOS membros concordarem em não adotar tal decisão</text:span><text:span text:style-name="T11">.</text:span></text:p>
      <text:p text:style-name="P35"/>
      <text:p text:style-name="P47"><text:span text:style-name="T6">Princípios do GATT</text:span><text:span text:style-name="T11">: gradualismo, flexibilidade e reciprocidade.</text:span></text:p>
      <text:p text:style-name="P36"/>
      <text:p text:style-name="P48"><text:span text:style-name="T11">O texto do GATT é autêntico em </text:span><text:span text:style-name="T6">inglês, francês e espanhol</text:span><text:span text:style-name="T11">.</text:span></text:p>
      <text:p text:style-name="P74"/>
      <text:p text:style-name="P49"><text:span text:style-name="T6">Cláusula da Nação Mais Favorecida (NMF)</text:span><text:span text:style-name="T11">:</text:span></text:p>
      <text:list xml:id="list509158755" text:style-name="L17">
        <text:list-item>
          <text:p text:style-name="P110"><text:span text:style-name="T11">qualquer vantagem concedida por um membro da OMC a um produto originário de </text:span><text:span text:style-name="T20">qualquer país</text:span><text:span text:style-name="T21"> </text:span><text:span text:style-name="T20">(membro ou não)</text:span><text:span text:style-name="T11"> deverá ser </text:span><text:span text:style-name="T6">automática e incondicionalmente</text:span><text:span text:style-name="T11"> estendida a todos os outros membros da OMC;</text:span></text:p>
        </text:list-item>
        <text:list-item>
          <text:p text:style-name="P111"><text:span text:style-name="T11">somente aplicável aos </text:span><text:span text:style-name="T6">produtos similares</text:span><text:span text:style-name="T11">;</text:span></text:p>
        </text:list-item>
        <text:list-item>
          <text:p text:style-name="P111"><text:span text:style-name="T11">existente desde o GATT/</text:span><text:span text:style-name="T6">47</text:span><text:span text:style-name="T11">;</text:span></text:p>
        </text:list-item>
        <text:list-item>
          <text:p text:style-name="P111"><text:span text:style-name="T11">no comércio de bens, sua aplicação é </text:span><text:span text:style-name="T6">incondicional</text:span><text:span text:style-name="T11"> → reciprocidade difusa → alguém faz concessões e todos se beneficiam;</text:span></text:p>
        </text:list-item>
        <text:list-item>
          <text:p text:style-name="P112"><text:span text:style-name="T6">comportamento </text:span>free-rider<text:span text:style-name="T6"> → </text:span><text:span text:style-name="T11">quando um membro da OMC apenas se beneficia das concessões comerciais concedidas pelos outros membros, sem realizar suas próprias reduções tarifárias. Esse comportamento é </text:span><text:span text:style-name="T6">condenado pelo sistema multilateral de comércio</text:span><text:span text:style-name="T11"> →</text:span><text:span text:style-name="T16"> violação do </text:span><text:span text:style-name="T10">princípio da reciprocidade nas negociações comerciais</text:span><text:span text:style-name="T16">;</text:span></text:p>
        </text:list-item>
        <text:list-item>
          <text:p text:style-name="P113"><text:span text:style-name="T16">s</text:span><text:span text:style-name="T11">ua criação foi motivada pela existência de acordos bilaterais, que por sua natureza são discriminatórios.</text:span></text:p>
        </text:list-item>
      </text:list>
      <text:p text:style-name="P75"><text:soft-page-break/></text:p>
      <text:p text:style-name="P50"><text:span text:style-name="T6">Lista de concessões</text:span><text:span text:style-name="T11">:</text:span></text:p>
      <text:list xml:id="list2455563360" text:style-name="L18">
        <text:list-item>
          <text:p text:style-name="P76">criada para impedir retrocessos no processo de abertura comercial;</text:p>
        </text:list-item>
        <text:list-item>
          <text:p text:style-name="P76">define o limite máximo do II para determinados produtos;</text:p>
        </text:list-item>
        <text:list-item>
          <text:p text:style-name="P77">os próprios países decidem o que colocar nessa lista;</text:p>
        </text:list-item>
        <text:list-item>
          <text:p text:style-name="P114"><text:span text:style-name="T6">tarifas consolidadas </text:span><text:span text:style-name="T11">→ aquelas explícitas na Lista de Concessões do País;</text:span></text:p>
        </text:list-item>
        <text:list-item>
          <text:p text:style-name="P114"><text:span text:style-name="T6">tarifas aplicadas</text:span><text:span text:style-name="T11"> → aquelas que se aplicam de fato sobre a importação do bem;</text:span></text:p>
        </text:list-item>
        <text:list-item>
          <text:p text:style-name="P116"><text:span text:style-name="T11">as tarifas sobre a importação (</text:span><text:span text:style-name="T6">direitos aduaneiros</text:span><text:span text:style-name="T11">) são a </text:span><text:span text:style-name="T6">única forma lícita</text:span><text:span text:style-name="T11">, segundo a OMC, para </text:span><text:span text:style-name="T6">discriminar entre produto nacional e produto estrangeiro</text:span><text:span text:style-name="T11">.</text:span></text:p>
        </text:list-item>
      </text:list>
      <text:p text:style-name="P79"/>
      <text:p text:style-name="P51"><text:span text:style-name="T6">Princípio do Tratamento Nacional </text:span><text:span text:style-name="T11">(ou Paridade):</text:span></text:p>
      <text:list xml:id="list2815893056" text:style-name="L19">
        <text:list-item>
          <text:p text:style-name="P78">proíbe que membros da OMC concedam tratamento mais favorável aos produtos domésticos do que aos produtos de outros membros da OMC, uma vez que estes tenham adentrado o território aduaneiro;</text:p>
        </text:list-item>
        <text:list-item>
          <text:p text:style-name="P115"><text:span text:style-name="T25">acepção 1</text:span><text:span text:style-name="T11">: produtos </text:span><text:span text:style-name="T6">similares</text:span><text:span text:style-name="T11">: há violação do princípio do tratamento nacional se 2 elementos estiverem presentes: </text:span><text:span text:style-name="T22">[tributação interna do importado não pode ser em nada superior à aplicada ao doméstico]</text:span><text:span text:style-name="T17"> </text:span></text:p>
          <text:list>
            <text:list-item>
              <text:p text:style-name="P78">produto importado e produto doméstico são similares;</text:p>
            </text:list-item>
            <text:list-item>
              <text:p text:style-name="P115"><text:span text:style-name="T11">produto importado é </text:span><text:span text:style-name="T6">tributado em excesso</text:span><text:span text:style-name="T11">;</text:span></text:p>
            </text:list-item>
          </text:list>
        </text:list-item>
        <text:list-item>
          <text:p text:style-name="P115"><text:span text:style-name="T25">acepção 2</text:span><text:span text:style-name="T11">: produtos </text:span><text:span text:style-name="T6">diretamente substitutos</text:span><text:span text:style-name="T11">: há violação ao princípio do tratamento nacional se 3 elementos estiverem presentes: </text:span><text:span text:style-name="T22">[tributação do importado não poderá ser maior do que o </text:span><text:span text:style-name="T23">de minimis</text:span><text:span text:style-name="T22">]</text:span></text:p>
          <text:list>
            <text:list-item>
              <text:p text:style-name="P78">produto importado e produto doméstico são diretamente competitivos ou substitutos;</text:p>
            </text:list-item>
            <text:list-item>
              <text:p text:style-name="P115"><text:span text:style-name="T11">produto importado e produto doméstico </text:span><text:span text:style-name="T6">não são tributados de forma similar</text:span><text:span text:style-name="T11">;</text:span></text:p>
            </text:list-item>
            <text:list-item>
              <text:p text:style-name="P115"><text:span text:style-name="T11">diferença na tributação é aplicada para </text:span><text:span text:style-name="T6">conferir proteção à indústria doméstica</text:span><text:span text:style-name="T11">;</text:span></text:p>
            </text:list-item>
          </text:list>
        </text:list-item>
        <text:list-item>
          <text:p text:style-name="P117"><text:span text:style-name="T25">acepção 3</text:span><text:span text:style-name="T11">: proíbe dar tratamento menos favorecido aos produtos estrangeiros quanto ao cumprimento de </text:span><text:span text:style-name="T6">normas e regulamentos</text:span><text:span text:style-name="T11">.</text:span></text:p>
        </text:list-item>
      </text:list>
      <text:p text:style-name="P80"/>
      <text:p text:style-name="P52"><text:span text:style-name="T11">Os </text:span><text:span text:style-name="T6">princípios da NMF e do Tratamento Nacional</text:span><text:span text:style-name="T11"> não se restringem ao GATT, mas se aplicam a outros acordos celebrados no âmbito da OMC.</text:span></text:p>
      <text:p text:style-name="P81"/>
      <text:p text:style-name="P53"><text:span text:style-name="T11">Se há </text:span><text:span text:style-name="T2">dumping</text:span><text:span text:style-name="T11"> que causa ou ameaça prejuízos à indústria nacional→ pode-se aplicar </text:span><text:span text:style-name="T6">direitos </text:span>antidumping<text:span text:style-name="T2">.</text:span></text:p>
      <text:p text:style-name="P38"><text:span text:style-name="T2">Se há </text:span><text:span text:style-name="T3">subsídios que causam ou ameaçam causar prejuízos à industria nacional → pode-se aplicar </text:span><text:span text:style-name="T26">direitos compensatórios</text:span><text:span text:style-name="T3">.</text:span></text:p>
      <text:p text:style-name="P82"/>
      <text:p text:style-name="P39"><text:span text:style-name="T3">O </text:span>Art. VII do GATT<text:span text:style-name="T2"> – Valoração Aduaneira – não resolveu totalmente o problema das BC’s arbitrárias e fictícias, o que somente foi mais bem regulamentado pelo </text:span>Acordo de Valoração Aduaneira <text:span text:style-name="T2">(AVA).</text:span></text:p>
      <text:p text:style-name="P83"/>
      <text:p text:style-name="P40"><text:span text:style-name="T2">O </text:span>Princípio da Transparência<text:span text:style-name="T2"> se manifesta pela </text:span>obrigação de notificação<text:span text:style-name="T2"> → quando um membro da OMC estabelece nova medidas relativas ao comércio, a OMC deverá ser notificada, permitindo aos outros membros tomar conhecimento dessas novas medidas.</text:span></text:p>
      <text:p text:style-name="P84"/>
      <text:p text:style-name="P41">Exceções às restrições quantitativas<text:span text:style-name="T2"> (cotas):</text:span></text:p>
      <text:list xml:id="list1806522632" text:style-name="L20">
        <text:list-item>
          <text:p text:style-name="P85"><text:span text:style-name="T2">desequilíbrios no </text:span>Balanço de <text:span text:style-name="T27">PAGAMENTOS</text:span><text:span text:style-name="T2">;</text:span></text:p>
        </text:list-item>
        <text:list-item>
          <text:p text:style-name="P85"><text:span text:style-name="T2">admite-se a imposição de </text:span>medidas de salvaguarda<text:span text:style-name="T2"> na forma de restrições quantitativas.</text:span></text:p>
        </text:list-item>
      </text:list>
      <text:p text:style-name="P41"><text:span text:style-name="T2"/></text:p>
      <text:p text:style-name="P87"><text:span text:style-name="T2">As </text:span>medidas de salvaguarda<text:span text:style-name="T2"> </text:span>não<text:span text:style-name="T2"> se constituem em instrumentos para coibir </text:span>práticas desleais de comércio<text:span text:style-name="T2">. São apenas medidas de </text:span>defesa comercial<text:span text:style-name="T2"> frente a </text:span>surto de importações<text:span text:style-name="T2"> que cause ou </text:span><text:soft-page-break/><text:span text:style-name="T2">ameace causar dano grave aos produtores nacionais de produtos similares ou diretamente concorrentes. Pode ocorrer por meio de:</text:span></text:p>
      <text:list xml:id="list782538478" text:style-name="L21">
        <text:list-item>
          <text:p text:style-name="P88"><text:span text:style-name="T2">aumento da alíquota do II; ou</text:span></text:p>
        </text:list-item>
        <text:list-item>
          <text:p text:style-name="P88"><text:span text:style-name="T2">restrições quantitativas.</text:span></text:p>
        </text:list-item>
      </text:list>
      <text:p text:style-name="P87"><text:span text:style-name="T2"/></text:p>
      <text:p text:style-name="P87"><text:span text:style-name="T2">As </text:span>medidas de salvaguarda<text:span text:style-name="T2"> devem ser precedidas de </text:span>investigação<text:span text:style-name="T2"> para apurar os seguintes elementos:</text:span></text:p>
      <text:list xml:id="list2543639263" text:style-name="L22">
        <text:list-item>
          <text:p text:style-name="P89"><text:span text:style-name="T2">surto de importações (em termos absolutos ou relativos);</text:span></text:p>
        </text:list-item>
        <text:list-item>
          <text:p text:style-name="P89"><text:span text:style-name="T2">dano grave ou ameaça de dano grave à indústria nacional de produtos similares ou diretamente concorrentes;</text:span></text:p>
        </text:list-item>
        <text:list-item>
          <text:p text:style-name="P89"><text:span text:style-name="T2">relação de causalidade entre o surto e o dano ou ameaça de dano grave.</text:span></text:p>
        </text:list-item>
      </text:list>
      <text:p text:style-name="P87"><text:span text:style-name="T2"/></text:p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120">Causa</text:p>
          </table:table-cell>
          <table:table-cell table:style-name="Table1.B1" office:value-type="string">
            <text:p text:style-name="P120">Instrumento para coibir a causa</text:p>
          </table:table-cell>
        </table:table-row>
        <table:table-row table:style-name="Table1.1">
          <table:table-cell table:style-name="Table1.A2" office:value-type="string">
            <text:p text:style-name="P118">Prática desleal de comércio: <text:span text:style-name="T5">dumping</text:span></text:p>
          </table:table-cell>
          <table:table-cell table:style-name="Table1.B2" office:value-type="string">
            <text:p text:style-name="P118">Direitos <text:span text:style-name="T5">antidumping</text:span></text:p>
          </table:table-cell>
        </table:table-row>
        <table:table-row table:style-name="Table1.1">
          <table:table-cell table:style-name="Table1.A2" office:value-type="string">
            <text:p text:style-name="P118">Prática desleal de comércio: subsídios</text:p>
          </table:table-cell>
          <table:table-cell table:style-name="Table1.B2" office:value-type="string">
            <text:p text:style-name="P118">Direitos compensatórios</text:p>
          </table:table-cell>
        </table:table-row>
        <table:table-row>
          <table:table-cell table:style-name="Table1.A2" office:value-type="string">
            <text:p text:style-name="P118">Defesa comercial frente a surto de importações</text:p>
          </table:table-cell>
          <table:table-cell table:style-name="Table1.B2" office:value-type="string">
            <text:p text:style-name="P118">Medidas de salvaguarda</text:p>
          </table:table-cell>
        </table:table-row>
      </table:table>
      <text:p text:style-name="P87"><text:span text:style-name="T2"/></text:p>
      <text:p text:style-name="P90"><text:span text:style-name="T2">Permite-se adotar restrições ao livre comércio que sejam necessárias:</text:span></text:p>
      <text:list xml:id="list2630988858" text:style-name="L23">
        <text:list-item>
          <text:p text:style-name="P91"><text:span text:style-name="T2">para proteger a moralidade pública;</text:span></text:p>
        </text:list-item>
        <text:list-item>
          <text:p text:style-name="P91"><text:span text:style-name="T2">para proteger a saúde e a vida das pessoas e dos animais e para a preservação dos vegetais;</text:span></text:p>
        </text:list-item>
        <text:list-item>
          <text:p text:style-name="P91"><text:span text:style-name="T2">para questões ambientais;</text:span></text:p>
        </text:list-item>
        <text:list-item>
          <text:p text:style-name="P91"><text:span text:style-name="T2">e outras.</text:span></text:p>
        </text:list-item>
      </text:list>
      <text:p text:style-name="P90"><text:span text:style-name="T2">Mas para adotar essas restrições deve-se obedecer aos seguintes requisitos:</text:span></text:p>
      <text:list xml:id="list3351773910" text:style-name="L24">
        <text:list-item>
          <text:p text:style-name="P92"><text:span text:style-name="T2">medidas não podem ser discriminação arbitrária e injustificável entre países em que as mesmas condições prevaleçam; e</text:span></text:p>
        </text:list-item>
        <text:list-item>
          <text:p text:style-name="P92"><text:span text:style-name="T2">medidas não podem ser restrição velada ao comércio.</text:span></text:p>
        </text:list-item>
      </text:list>
      <text:p text:style-name="P90"><text:span text:style-name="T2"/></text:p>
      <text:p text:style-name="P93"><text:span text:style-name="T2">Permite-se adotar práticas protecionistas relativas à </text:span>segurança nacional<text:span text:style-name="T2"> (ex.: indústria bélica), bem como em relação à </text:span>produção de alimentos<text:span text:style-name="T2">.</text:span></text:p>
      <text:p text:style-name="P93"><text:span text:style-name="T2"/></text:p>
      <text:p text:style-name="P94">Acordos regionais<text:span text:style-name="T2"> são exceções à NMF, mas para tanto precisam obedecer a alguns requisitos.</text:span></text:p>
      <text:list xml:id="list2906165460" text:style-name="L25">
        <text:list-item>
          <text:p text:style-name="P95"><text:span text:style-name="T2">Área de Livre Comércio – requisitos:</text:span></text:p>
          <text:list>
            <text:list-item>
              <text:p text:style-name="P95"><text:span text:style-name="T2">o substancial do comércio entre os países integrantes do acordo deve ser livre de barreiras;</text:span></text:p>
            </text:list-item>
            <text:list-item>
              <text:p text:style-name="P95"><text:span text:style-name="T2">existência de programa de liberalização comercial com prazo razoável para implementação;</text:span></text:p>
            </text:list-item>
          </text:list>
        </text:list-item>
        <text:list-item>
          <text:p text:style-name="P95"><text:span text:style-name="T2">União Aduaneira – requisitos:</text:span></text:p>
          <text:list>
            <text:list-item>
              <text:p text:style-name="P95"><text:span text:style-name="T2">restrições comerciais em relação a terceiros países não devem ser maiores ou mais restritivos (no total) após a celebração do acordo do que eram antes;</text:span></text:p>
            </text:list-item>
            <text:list-item>
              <text:p text:style-name="P95"><text:span text:style-name="T2">existência de programa de liberalização comercial com prazo razoável para implementação.</text:span></text:p>
            </text:list-item>
          </text:list>
        </text:list-item>
      </text:list>
      <text:p text:style-name="P94"><text:span text:style-name="T2"/></text:p>
      <text:p text:style-name="P96">Cláusula de habilitação<text:span text:style-name="T2">:</text:span></text:p>
      <text:list xml:id="list148304451" text:style-name="L26">
        <text:list-item>
          <text:p text:style-name="P97"><text:span text:style-name="T2">criada na Rodada Tóquio;</text:span></text:p>
        </text:list-item>
        <text:list-item>
          <text:p text:style-name="P97"><text:span text:style-name="T2">base para os sistemas gerais de preferência: SGP e SGPC;</text:span></text:p>
          <text:list>
            <text:list-item>
              <text:p text:style-name="P97"><text:span text:style-name="T2">SGP → concessão de preferências tarifárias dos PD’s aos PED’s, sem precisar estendê-las aos demais membros da OMC;</text:span></text:p>
            </text:list-item>
            <text:list-item>
              <text:p text:style-name="P97"><text:soft-page-break/><text:span text:style-name="T2">SGPC → PED’s outorgam-se mutuamente preferências tarifárias, sem precisar estendê-las aos demais membros da OMC;</text:span></text:p>
            </text:list-item>
          </text:list>
        </text:list-item>
        <text:list-item>
          <text:p text:style-name="P97"><text:span text:style-name="T2">permite que PED’s celebrem entre si acordos regionais sujeitos a regras mais flexíveis.</text:span></text:p>
        </text:list-item>
      </text:list>
      <text:p text:style-name="P96"><text:span text:style-name="T2"/></text:p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119">Atenção!<text:span text:style-name="T2"> A OMC </text:span>NÃO<text:span text:style-name="T2"> promove a liberalização do comércio internacional por meio de </text:span>acordos regionais<text:span text:style-name="T2">. Ela </text:span>admite<text:span text:style-name="T2"> a celebração desses acordos entre seus membros.</text:span></text:p>
          </table:table-cell>
        </table:table-row>
      </table:table>
      <text:p text:style-name="P96"><text:span text:style-name="T2"/></text:p>
      <text:p text:style-name="P98"><text:span text:style-name="T2">O </text:span>Banco Mundial<text:span text:style-name="T2"> é uma fonte de recursos </text:span>multilateral<text:span text:style-name="T2">.</text:span></text:p>
      <text:p text:style-name="P98"><text:span text:style-name="T2"/></text:p>
      <text:p text:style-name="P99">Modalidades de serviço do GATS<text:span text:style-name="T2">:</text:span></text:p>
      <text:list xml:id="list2904882078" text:style-name="L27">
        <text:list-item>
          <text:p text:style-name="P100"><text:span text:style-name="T2">Modo 1 – </text:span>Comércio Transfronteiriço<text:span text:style-name="T2"> – origem no território de um membro com destino no território de outro membro;</text:span></text:p>
        </text:list-item>
        <text:list-item>
          <text:p text:style-name="P100"><text:span text:style-name="T2">Modo 2 – </text:span>Consumidor no Exterior<text:span text:style-name="T2"> – prestador põe o serviço à disposição no seu próprio país de domicílio a um consumidor estrangeiro;</text:span></text:p>
        </text:list-item>
        <text:list-item>
          <text:p text:style-name="P100"><text:span text:style-name="T2">Modo 3 – </text:span>Presença Comercial<text:span text:style-name="T2"> – prestador se estabelece comercialmente no país de domicílio dos consumidores;</text:span></text:p>
        </text:list-item>
        <text:list-item>
          <text:p text:style-name="P100"><text:span text:style-name="T2">Modo 4 – </text:span>Movimento Temporário de PF<text:span text:style-name="T2"> – prestador PF apenas se ausenta temporariamente de seu país de domicílio realizando serviço a destinatário estabelecido ou domiciliado no exterior.</text:span></text:p>
        </text:list-item>
      </text:list>
      <text:p text:style-name="P99"><text:span text:style-name="T2"/></text:p>
      <text:p text:style-name="P99"><text:span text:style-name="T2">O GATS </text:span>não<text:span text:style-name="T2"> se aplica aos serviços prestados no exercício da atividade governamental.</text:span></text:p>
      <text:p text:style-name="P99"><text:span text:style-name="T2"/></text:p>
      <text:p text:style-name="P101"><text:span text:style-name="T2">O GATS possui obrigações incondicionais e condicionais:</text:span></text:p>
      <text:list xml:id="list3981869325" text:style-name="L28">
        <text:list-item>
          <text:p text:style-name="P102"><text:span text:style-name="T27">obrigações incondicionais</text:span><text:span text:style-name="T2"> → aplicam-se irrestritivamente a todos os setores e subsetores de serviços. Ex.: </text:span><text:span text:style-name="T27">Cláusula da NMF</text:span><text:span text:style-name="T2"> e </text:span><text:span text:style-name="T27">Princípio da Transparência</text:span><text:span text:style-name="T2">;</text:span></text:p>
        </text:list-item>
        <text:list-item>
          <text:p text:style-name="P102"><text:span text:style-name="T24">obrigações condicionais</text:span><text:span text:style-name="T2"> → aplicam-se unicamente aos setores e subsetores de serviços em que tenham sido assumidos compromissos específicos. Ex.: </text:span><text:span text:style-name="T24">Princípio do Tratamento Nacional </text:span><text:span text:style-name="T2">e </text:span><text:span text:style-name="T24">Princípio das Obrigações de Acesso a Mercado</text:span><text:span text:style-name="T2">.</text:span></text:p>
        </text:list-item>
      </text:list>
      <text:p text:style-name="P101"><text:span text:style-name="T2"/></text:p>
      <text:p text:style-name="P103"><text:span text:style-name="T2">É </text:span>possível<text:span text:style-name="T2"> que um membro da OMC mantenha uma </text:span>medida incompatível <text:span text:style-name="T2">com a NMF, desde que ela esteja prevista em uma </text:span>Lista de Isenções anexada ao GATS<text:span text:style-name="T2">, a qual foi por ele elabor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4afe5" officeooo:paragraph-rsid="0014afe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Sistema multilateral de comérc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8:46:30.004995654</meta:creation-date>
    <dc:date>2018-04-03T14:48:05.241000000</dc:date>
    <meta:editing-duration>PT2H57M</meta:editing-duration>
    <meta:editing-cycles>55</meta:editing-cycles>
    <meta:generator>LibreOffice/6.0.1.1$Windows_X86_64 LibreOffice_project/60bfb1526849283ce2491346ed2aa51c465abfe6</meta:generator>
    <meta:document-statistic meta:table-count="2" meta:image-count="0" meta:object-count="0" meta:page-count="6" meta:paragraph-count="162" meta:word-count="2093" meta:character-count="13402" meta:non-whitespace-character-count="11560"/>
  </office:meta>
</office:document-meta>
</file>